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ersionStrategy.remove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VersionPathStrategy.remove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VersionPathStrategy.PrefixVersionPathStrategy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ersionStrategy.getVersionPath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Strategy.AbstractVersionStrategy( VersionPathStrategy path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NameVersionPathStrategy.remove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meVersionPathStrategy.extractVersion( String requ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ersionStrategy.add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VersionPathStrategy.extractVersion( String reques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Strategy.extractVersion( String reques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meVersionPathStrategy.add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fixVersionPathStrategy.addVersion( String path , String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